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6D78DBF3F98FE43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osis" svg:font-family="Dosis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Dosis1" svg:font-family="Dosis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ff87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2_20_column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2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_2b__20_2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_2b__20_2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ub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Sub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Quot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Blank_20_inverted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2" style:family="presentation" style:parent-style-name="Blank_20_inverted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Blank_20_inverted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4" style:family="presentation" style:parent-style-name="Blank_20_inverted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2.505cm" fo:margin-top="0.706cm" fo:margin-bottom="0.706cm" fo:line-height="115%" fo:text-align="center" fo:text-indent="0cm" style:writing-mode="lr-tb"/>
    </style:style>
    <style:style style:name="P7" style:family="paragraph">
      <style:paragraph-properties fo:margin-left="0cm" fo:margin-right="0cm" fo:margin-top="0.423cm" fo:margin-bottom="0.071cm" fo:line-height="115%" fo:text-align="center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Dosis" fo:font-size="52pt" fo:letter-spacing="normal" fo:font-style="normal" style:text-underline-style="none" fo:font-weight="normal" style:font-name-asian="Dosis" style:font-size-asian="52pt" style:font-style-asian="normal" style:font-weight-asian="normal" style:font-name-complex="Dosis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Dosis" fo:font-size="12pt" fo:letter-spacing="normal" fo:font-style="normal" style:text-underline-style="solid" style:text-underline-width="auto" style:text-underline-color="font-color" fo:font-weight="bold" style:font-name-asian="Dosis" style:font-size-asian="12pt" style:font-style-asian="normal" style:font-weight-asian="bold" style:font-name-complex="Dosis" style:font-size-complex="1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Dosis" fo:font-size="12pt" fo:letter-spacing="normal" fo:font-style="normal" style:text-underline-style="none" fo:font-weight="normal" style:font-name-asian="Dosis" style:font-size-asian="12pt" style:font-style-asian="normal" style:font-weight-asian="normal" style:font-name-complex="Dosis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Dosis" fo:font-size="24pt" fo:letter-spacing="normal" fo:font-style="normal" style:text-underline-style="none" fo:font-weight="normal" style:font-name-asian="Dosis" style:font-size-asian="24pt" style:font-style-asian="normal" style:font-weight-asian="normal" style:font-name-complex="Dosis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222222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1" style:family="text">
      <style:text-properties fo:font-variant="normal" fo:text-transform="none" fo:color="#22222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Dosis" fo:font-size="48pt" fo:letter-spacing="normal" fo:font-style="normal" style:text-underline-style="none" fo:font-weight="normal" style:font-name-asian="Dosis" style:font-size-asian="48pt" style:font-style-asian="normal" style:font-weight-asian="normal" style:font-name-complex="Dosis" style:font-size-complex="48pt" style:font-style-complex="normal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ff8700" style:text-line-through-style="none" style:text-line-through-type="none" style:text-position="0% 100%" style:font-name="Dosis" fo:font-size="60pt" fo:letter-spacing="normal" fo:font-style="normal" style:text-underline-style="none" fo:font-weight="normal" style:font-name-asian="Dosis" style:font-size-asian="60pt" style:font-style-asian="normal" style:font-weight-asian="normal" style:font-name-complex="Dosis" style:font-size-complex="6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8700" fo:font-size="14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83cm" text:min-label-width="0.987cm"/>
        <style:text-properties fo:color="#ff87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83cm" text:min-label-width="0.987cm"/>
        <style:text-properties fo:color="#ff8700" fo:font-size="100%"/>
      </text:list-level-style-number>
      <text:list-level-style-number text:level="2" style:num-suffix="." style:num-format="1">
        <style:list-level-properties text:space-before="1.588cm" text:min-label-width="0.952cm"/>
        <style:text-properties fo:color="#ff87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83cm" text:min-label-width="0.987cm"/>
        <style:text-properties fo:color="#ff8700" fo:font-size="100%"/>
      </text:list-level-style-number>
      <text:list-level-style-number text:level="2" style:num-suffix="." style:num-format="1">
        <style:list-level-properties text:space-before="1.553cm" text:min-label-width="0.987cm"/>
        <style:text-properties fo:color="#ff87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87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▸">
        <style:list-level-properties text:space-before="0.318cm" text:min-label-width="0.952cm"/>
        <style:text-properties style:font-name="Roboto" fo:color="#ff87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ff87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ff8700" fo:font-size="100%"/>
      </text:list-level-style-number>
      <text:list-level-style-bullet text:level="2" text:bullet-char="▹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▸">
        <style:list-level-properties text:space-before="0.318cm" text:min-label-width="0.952cm"/>
        <style:text-properties style:font-name="Roboto" fo:color="#ff8700" fo:font-size="100%"/>
      </text:list-level-style-bullet>
      <text:list-level-style-bullet text:level="2" text:bullet-char="▹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87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50" presentation:style-name="pr1" draw:text-style-name="P2" draw:layer="layout" svg:width="14.551cm" svg:height="11.166cm" svg:x="2.857cm" svg:y="0cm" presentation:class="title" presentation:user-transformed="true">
          <draw:text-box>
            <text:p text:style-name="P1"><text:span text:style-name="T1">PRESENTATION </text:span><text:span text:style-name="T1"><text:line-break/></text:span><text:span text:style-name="T1">DU PROJET DE FIN D'ÉTUDES</text:span></text:p>
          </draw:text-box>
        </draw:frame>
        <draw:custom-shape draw:name="Shape 151" draw:style-name="gr1" draw:text-style-name="P3" draw:layer="layout" svg:width="11.976cm" svg:height="1.246cm" svg:x="3.218cm" svg:y="12.752cm">
          <text:p text:style-name="P1"><text:span text:style-name="T2">Réalisé par:</text:span><text:span text:style-name="T3"><text:tab/></text:span><text:span text:style-name="T3">SIALA Raf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7" draw:style-name="gr2" draw:layer="layout" svg:width="16.933cm" svg:height="9.524cm" svg:x="1.059cm" svg:y="1.905cm" draw:page-number="1" presentation:class="page"/>
          <draw:frame draw:name="Shape 148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tenance de stage" draw:style-name="dp3" draw:master-page-name="Title_20__2b__20_2_20_columns" presentation:presentation-page-layout-name="AL2T3">
        <draw:frame draw:name="Shape 156" presentation:style-name="pr3" draw:text-style-name="P5" draw:layer="layout" svg:width="21.039cm" svg:height="2.08cm" svg:x="3.059cm" svg:y="0.758cm" presentation:class="title" presentation:user-transformed="true">
          <draw:text-box>
            <text:p text:style-name="P1"><text:span text:style-name="T4">Soutenance de stage</text:span></text:p>
          </draw:text-box>
        </draw:frame>
        <draw:frame draw:name="Shape 157" presentation:style-name="pr4" draw:text-style-name="P8" draw:layer="layout" svg:width="22.229cm" svg:height="4.464cm" svg:x="4.373cm" svg:y="2.388cm" presentation:class="outline" presentation:user-transformed="true">
          <draw:text-box>
            <text:p text:style-name="P6"><text:span text:style-name="T5">Interpolation polynomiale en grande dimension pour un problème de construction de bibliothèque <text:s/>neutronique</text:span></text:p>
            <text:p text:style-name="P7"><text:span text:style-name="T6"/></text:p>
            <text:p text:style-name="P1"><text:span text:style-name="T7"/></text:p>
          </draw:text-box>
        </draw:frame>
        <draw:frame draw:name="Shape 158" presentation:style-name="pr4" draw:text-style-name="P8" draw:layer="layout" svg:width="6.989cm" svg:height="2.08cm" svg:x="10.809cm" svg:y="8.125cm" presentation:class="outline" presentation:user-transformed="true">
          <draw:text-box>
            <text:p text:style-name="P9"><text:span text:style-name="T8">Etudiant: Rafik Siala</text:span></text:p>
            <text:p text:style-name="P10"><text:span text:style-name="T8"/></text:p>
          </draw:text-box>
        </draw:frame>
        <draw:frame draw:name="Shape 159" presentation:style-name="pr4" draw:text-style-name="P8" draw:layer="layout" svg:width="5.839cm" svg:height="3.587cm" svg:x="16.275cm" svg:y="10.205cm" presentation:class="outline" presentation:user-transformed="true">
          <draw:text-box>
            <text:p text:style-name="P11"><text:span text:style-name="T8">Enseignants:</text:span></text:p>
            <text:p text:style-name="P11"><text:span text:style-name="T8">Emmanuel Maitre</text:span><text:span text:style-name="T8"><text:line-break/></text:span><text:span text:style-name="T8">Laurent Desbat</text:span></text:p>
          </draw:text-box>
        </draw:frame>
        <draw:frame draw:name="Shape 160" presentation:style-name="pr5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Shape 161" presentation:style-name="pr4" draw:text-style-name="P8" draw:layer="layout" svg:width="5.422cm" svg:height="3.334cm" svg:x="7.773cm" svg:y="10.205cm" presentation:class="outline" presentation:user-transformed="true">
          <draw:text-box>
            <text:p text:style-name="P9"><text:span text:style-name="T8">Encadrants: </text:span></text:p>
            <text:p text:style-name="P9"><text:span text:style-name="T8">Yvon Maday</text:span><text:span text:style-name="T8"><text:line-break/></text:span><text:span text:style-name="T8">Albert Cohen</text:span></text:p>
            <text:p text:style-name="P10"><text:span text:style-name="T8"/></text:p>
          </draw:text-box>
        </draw:frame>
        <presentation:notes draw:style-name="dp2">
          <draw:page-thumbnail draw:name="Shape 153" draw:style-name="gr2" draw:layer="layout" svg:width="16.933cm" svg:height="9.524cm" svg:x="1.059cm" svg:y="1.905cm" draw:page-number="2" presentation:class="page"/>
          <draw:frame draw:name="Shape 15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de la présentation" draw:style-name="dp3" draw:master-page-name="Title_20__2b__20_2_20_columns" presentation:presentation-page-layout-name="AL2T3">
        <draw:frame draw:name="Shape 166" presentation:style-name="pr3" draw:text-style-name="P5" draw:layer="layout" svg:width="21.039cm" svg:height="2.08cm" svg:x="3.059cm" svg:y="0.758cm" presentation:class="title" presentation:user-transformed="true">
          <draw:text-box>
            <text:p text:style-name="P1"><text:span text:style-name="T4">Plan de la présentation</text:span></text:p>
          </draw:text-box>
        </draw:frame>
        <draw:frame draw:name="Shape 167" presentation:style-name="pr5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custom-shape draw:name="Shape 168" draw:style-name="gr3" draw:text-style-name="P3" draw:layer="layout" svg:width="15.507cm" svg:height="7.504cm" svg:x="7.505cm" svg:y="4.03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9" presentation:style-name="pr4" draw:text-style-name="P8" draw:layer="layout" svg:width="16.11cm" svg:height="6.705cm" svg:x="7.742cm" svg:y="3.877cm" presentation:class="outline" presentation:user-transformed="true">
          <draw:text-box>
            <text:list text:style-name="L6">
              <text:list-item>
                <text:p text:style-name="P1"><text:span text:style-name="T10">Introduction</text:span></text:p>
              </text:list-item>
            </text:list>
            <text:list text:style-name="L7">
              <text:list-item>
                <text:list>
                  <text:list-item>
                    <text:p text:style-name="P1"><text:span text:style-name="T11">Présentation de la structure d’accueil</text:span></text:p>
                  </text:list-item>
                  <text:list-item>
                    <text:p text:style-name="P1"><text:span text:style-name="T11">Présentation de la problématique du projet</text:span></text:p>
                  </text:list-item>
                </text:list>
              </text:list-item>
              <text:list-item>
                <text:p text:style-name="P1"><text:span text:style-name="T10">Solution technique mise en œuvre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12">Description de la solution</text:span></text:p>
                  </text:list-item>
                  <text:list-item>
                    <text:p text:style-name="P1"><text:span text:style-name="T12">Implémentation de la solution</text:span></text:p>
                  </text:list-item>
                </text:list>
              </text:list-item>
              <text:list-item>
                <text:p text:style-name="P1"><text:span text:style-name="T10">Évaluation de l’efficacité de la méthode</text:span></text:p>
              </text:list-item>
              <text:list-item>
                <text:p text:style-name="P1"><text:span text:style-name="T10">Conclusion</text:span></text:p>
              </text:list-item>
            </text:list>
          </draw:text-box>
        </draw:frame>
        <presentation:notes draw:style-name="dp2">
          <draw:page-thumbnail draw:name="Shape 163" draw:style-name="gr2" draw:layer="layout" svg:width="16.933cm" svg:height="9.524cm" svg:x="1.059cm" svg:y="1.905cm" draw:page-number="3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ubtitle">
        <draw:frame draw:name="Shape 174" presentation:style-name="pr7" draw:text-style-name="P14" draw:layer="layout" svg:width="14.499cm" svg:height="3.221cm" svg:x="2.857cm" svg:y="6.515cm" presentation:class="title" presentation:user-transformed="true">
          <draw:text-box>
            <text:p text:style-name="P1"><text:span text:style-name="T13">1.</text:span><text:span text:style-name="T13"><text:line-break/></text:span><text:span text:style-name="T13">Introduction</text:span></text:p>
          </draw:text-box>
        </draw:frame>
        <draw:frame draw:name="Shape 175" presentation:style-name="pr8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presentation:notes draw:style-name="dp2">
          <draw:page-thumbnail draw:name="Shape 171" draw:style-name="gr2" draw:layer="layout" svg:width="16.933cm" svg:height="9.524cm" svg:x="1.059cm" svg:y="1.905cm" draw:page-number="4" presentation:class="page"/>
          <draw:frame draw:name="Shape 17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 la structure d’accueil" draw:style-name="dp3" draw:master-page-name="Title_20__2b__20_2_20_columns" presentation:presentation-page-layout-name="AL2T3">
        <draw:frame draw:name="Shape 180" presentation:style-name="pr3" draw:text-style-name="P5" draw:layer="layout" svg:width="21.039cm" svg:height="2.08cm" svg:x="3.059cm" svg:y="0.758cm" presentation:class="title" presentation:user-transformed="true">
          <draw:text-box>
            <text:p text:style-name="P1"><text:span text:style-name="T4">Présentation de la structure d’accueil</text:span></text:p>
          </draw:text-box>
        </draw:frame>
        <draw:frame draw:name="Shape 181" presentation:style-name="pr5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Shape 182" presentation:style-name="pr4" draw:text-style-name="P15" draw:layer="layout" svg:width="22.703cm" svg:height="9.367cm" svg:x="2.904cm" svg:y="3.316cm" presentation:class="outline" presentation:user-transformed="true">
          <draw:text-box>
            <text:p text:style-name="P11"><text:span text:style-name="T14">Laboratoire Jacques-Louis Lions</text:span></text:p>
            <text:p text:style-name="P1"><text:span text:style-name="T6"/></text:p>
            <text:list text:style-name="L10">
              <text:list-item>
                <text:p text:style-name="P1"><text:span text:style-name="T15">Unité de recherche, créée en 1969, <text:s/>conjointe à l’Université Pierre et Marie Curie</text:span></text:p>
              </text:list-item>
              <text:list-item>
                <text:p text:style-name="P1"><text:span text:style-name="T15">Plus grand laboratoire de France pour la formation et la recherche en mathématiques appliquées</text:span></text:p>
              </text:list-item>
              <text:list-item>
                <text:p text:style-name="P1"><text:span text:style-name="T15">Axes de recherche: Analyse, Modélisation, calcul scientifique haute performance de phénomènes représentés par des EDP.</text:span></text:p>
              </text:list-item>
              <text:list-item>
                <text:p text:style-name="P1"><text:span text:style-name="T15">Large spectre d’applications: dynamique des fluides, optimisation et finance, médecine et biologie, traitement du signal et des données ...</text:span></text:p>
              </text:list-item>
            </text:list>
          </draw:text-box>
        </draw:frame>
        <presentation:notes draw:style-name="dp2">
          <draw:page-thumbnail draw:name="Shape 177" draw:style-name="gr2" draw:layer="layout" svg:width="16.933cm" svg:height="9.524cm" svg:x="1.059cm" svg:y="1.905cm" draw:page-number="5" presentation:class="page"/>
          <draw:frame draw:name="Shape 1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 la problématique du projet" draw:style-name="dp3" draw:master-page-name="Title_20__2b__20_2_20_columns" presentation:presentation-page-layout-name="AL2T3">
        <draw:frame draw:name="Shape 187" presentation:style-name="pr3" draw:text-style-name="P5" draw:layer="layout" svg:width="21.039cm" svg:height="2.08cm" svg:x="3.059cm" svg:y="0.758cm" presentation:class="title" presentation:user-transformed="true">
          <draw:text-box>
            <text:p text:style-name="P1"><text:span text:style-name="T4">Présentation de la problématique du projet</text:span></text:p>
          </draw:text-box>
        </draw:frame>
        <draw:frame draw:name="Shape 188" presentation:style-name="pr5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Shape 189" presentation:style-name="pr4" draw:text-style-name="P15" draw:layer="layout" svg:width="11.953cm" svg:height="6.133cm" svg:x="6.399cm" svg:y="4.45cm" presentation:class="outline" presentation:user-transformed="true">
          <draw:text-box>
            <text:list text:style-name="L10">
              <text:list-item>
                <text:p text:style-name="P1"><text:span text:style-name="T15">Chaîne de calcul ENDROMEDE</text:span></text:p>
              </text:list-item>
              <text:list-item>
                <text:p text:style-name="P1"><text:span text:style-name="T15">Contraintes</text:span></text:p>
              </text:list-item>
              <text:list-item>
                <text:p text:style-name="P1"><text:span text:style-name="T15">Objectifs</text:span></text:p>
              </text:list-item>
            </text:list>
          </draw:text-box>
        </draw:frame>
        <presentation:notes draw:style-name="dp2">
          <draw:page-thumbnail draw:name="Shape 184" draw:style-name="gr2" draw:layer="layout" svg:width="16.933cm" svg:height="9.524cm" svg:x="1.059cm" svg:y="1.905cm" draw:page-number="6" presentation:class="page"/>
          <draw:frame draw:name="Shape 1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ubtitle">
        <draw:frame draw:name="Shape 194" presentation:style-name="pr7" draw:text-style-name="P14" draw:layer="layout" svg:width="14.499cm" svg:height="3.221cm" svg:x="2.857cm" svg:y="6.515cm" presentation:class="title" presentation:user-transformed="true">
          <draw:text-box>
            <text:p text:style-name="P1"><text:span text:style-name="T13">2.</text:span><text:span text:style-name="T13"><text:line-break/></text:span><text:span text:style-name="T13">Solution technique mise en œuvre</text:span></text:p>
          </draw:text-box>
        </draw:frame>
        <draw:frame draw:name="Shape 195" presentation:style-name="pr8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presentation:notes draw:style-name="dp2">
          <draw:page-thumbnail draw:name="Shape 191" draw:style-name="gr2" draw:layer="layout" svg:width="16.933cm" svg:height="9.524cm" svg:x="1.059cm" svg:y="1.905cm" draw:page-number="7" presentation:class="page"/>
          <draw:frame draw:name="Shape 19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de la solution" draw:style-name="dp3" draw:master-page-name="Title_20__2b__20_2_20_columns" presentation:presentation-page-layout-name="AL2T3">
        <draw:frame draw:name="Shape 200" presentation:style-name="pr3" draw:text-style-name="P5" draw:layer="layout" svg:width="21.039cm" svg:height="2.08cm" svg:x="3.059cm" svg:y="0.758cm" presentation:class="title" presentation:user-transformed="true">
          <draw:text-box>
            <text:p text:style-name="P1"><text:span text:style-name="T4">Description de la solution</text:span></text:p>
          </draw:text-box>
        </draw:frame>
        <draw:frame draw:name="Shape 201" presentation:style-name="pr5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Shape 202" presentation:style-name="pr4" draw:text-style-name="P15" draw:layer="layout" svg:width="11.953cm" svg:height="6.133cm" svg:x="6.399cm" svg:y="4.45cm" presentation:class="outline" presentation:user-transformed="true">
          <draw:text-box>
            <text:list text:style-name="L10">
              <text:list-item>
                <text:p text:style-name="P1"><text:span text:style-name="T15">Interpolation polynomiale en grande dimension + limites</text:span></text:p>
              </text:list-item>
              <text:list-item>
                <text:p text:style-name="P1"><text:span text:style-name="T15">Interpolation adaptative en grande dimension </text:span></text:p>
              </text:list-item>
              <text:list-item>
                <text:p text:style-name="P1"><text:span text:style-name="T15">Implémentation</text:span></text:p>
              </text:list-item>
              <text:list-item>
                <text:p text:style-name="P1"><text:span text:style-name="T15">Autres solutions: Cocagne, Tucker</text:span></text:p>
              </text:list-item>
            </text:list>
          </draw:text-box>
        </draw:frame>
        <presentation:notes draw:style-name="dp2">
          <draw:page-thumbnail draw:name="Shape 197" draw:style-name="gr2" draw:layer="layout" svg:width="16.933cm" svg:height="9.524cm" svg:x="1.059cm" svg:y="1.905cm" draw:page-number="8" presentation:class="page"/>
          <draw:frame draw:name="Shape 1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ubtitle">
        <draw:frame draw:name="Shape 207" presentation:style-name="pr7" draw:text-style-name="P14" draw:layer="layout" svg:width="14.499cm" svg:height="3.221cm" svg:x="2.857cm" svg:y="6.515cm" presentation:class="title" presentation:user-transformed="true">
          <draw:text-box>
            <text:p text:style-name="P1"><text:span text:style-name="T13">3.</text:span><text:span text:style-name="T13"><text:line-break/></text:span><text:span text:style-name="T13">Evaluation de la méthode</text:span></text:p>
          </draw:text-box>
        </draw:frame>
        <draw:frame draw:name="Shape 208" presentation:style-name="pr8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presentation:notes draw:style-name="dp2">
          <draw:page-thumbnail draw:name="Shape 204" draw:style-name="gr2" draw:layer="layout" svg:width="16.933cm" svg:height="9.524cm" svg:x="1.059cm" svg:y="1.905cm" draw:page-number="9" presentation:class="page"/>
          <draw:frame draw:name="Shape 20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des cas de test" draw:style-name="dp3" draw:master-page-name="Title_20__2b__20_2_20_columns" presentation:presentation-page-layout-name="AL2T3">
        <draw:frame draw:name="Shape 213" presentation:style-name="pr3" draw:text-style-name="P5" draw:layer="layout" svg:width="21.039cm" svg:height="2.08cm" svg:x="3.059cm" svg:y="0.758cm" presentation:class="title" presentation:user-transformed="true">
          <draw:text-box>
            <text:p text:style-name="P1"><text:span text:style-name="T4">Description des cas de test</text:span></text:p>
          </draw:text-box>
        </draw:frame>
        <draw:frame draw:name="Shape 214" presentation:style-name="pr5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Shape 215" presentation:style-name="pr4" draw:text-style-name="P15" draw:layer="layout" svg:width="18.905cm" svg:height="6.133cm" svg:x="6.303cm" svg:y="3.839cm" presentation:class="outline" presentation:user-transformed="true">
          <draw:text-box>
            <text:list text:style-name="L10">
              <text:list-item>
                <text:p text:style-name="P1"><text:span text:style-name="T15">Test sur des fonctions analytiques (comparaison avec plusieurs dimension, plusieurs versions) </text:span></text:p>
              </text:list-item>
            </text:list>
            <text:p text:style-name="P16"><text:span text:style-name="T15">Points importants (+Demo):</text:span></text:p>
            <text:list text:style-name="L12">
              <text:list-item>
                <text:list>
                  <text:list-item>
                    <text:p text:style-name="P10"><text:span text:style-name="T15">utilisation de chemin différent</text:span></text:p>
                  </text:list-item>
                  <text:list-item>
                    <text:p text:style-name="P10"><text:span text:style-name="T15">interpolation progressive en 1d</text:span></text:p>
                  </text:list-item>
                  <text:list-item>
                    <text:p text:style-name="P10"><text:span text:style-name="T15">visualisation des points d’interpolation en 2d</text:span></text:p>
                  </text:list-item>
                  <text:list-item>
                    <text:p text:style-name="P10"><text:span text:style-name="T15">Résultat sans adaptivité</text:span></text:p>
                  </text:list-item>
                  <text:list-item>
                    <text:p text:style-name="P10"><text:span text:style-name="T15">Influence du choix du chemin et du type de fct de base</text:span></text:p>
                  </text:list-item>
                </text:list>
              </text:list-item>
            </text:list>
            <text:list text:style-name="L13">
              <text:list-item>
                <text:p text:style-name="P10"><text:span text:style-name="T15">Tests sur des données réelles fournies par EDF</text:span></text:p>
              </text:list-item>
            </text:list>
          </draw:text-box>
        </draw:frame>
        <presentation:notes draw:style-name="dp2">
          <draw:page-thumbnail draw:name="Shape 210" draw:style-name="gr2" draw:layer="layout" svg:width="16.933cm" svg:height="9.524cm" svg:x="1.059cm" svg:y="1.905cm" draw:page-number="10" presentation:class="page"/>
          <draw:frame draw:name="Shape 2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des cas de test" draw:style-name="dp3" draw:master-page-name="Title_20__2b__20_2_20_columns" presentation:presentation-page-layout-name="AL2T3">
        <draw:frame draw:name="Shape 220" presentation:style-name="pr3" draw:text-style-name="P5" draw:layer="layout" svg:width="21.039cm" svg:height="2.08cm" svg:x="3.059cm" svg:y="0.758cm" presentation:class="title" presentation:user-transformed="true">
          <draw:text-box>
            <text:p text:style-name="P1"><text:span text:style-name="T4">Description des cas de test</text:span></text:p>
          </draw:text-box>
        </draw:frame>
        <draw:frame draw:name="Shape 221" presentation:style-name="pr5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Shape 222" presentation:style-name="pr4" draw:text-style-name="P15" draw:layer="layout" svg:width="18.905cm" svg:height="7.944cm" svg:x="6.303cm" svg:y="3.839cm" presentation:class="outline" presentation:user-transformed="true">
          <draw:text-box>
            <text:list text:style-name="L10">
              <text:list-item>
                <text:p text:style-name="P1"><text:span text:style-name="T15">Tests sur des données réelles fournies par EDF (comparaison avec d’autres méthodes) </text:span></text:p>
              </text:list-item>
            </text:list>
            <text:p text:style-name="P16"><text:span text:style-name="T15">Points importants (+Demo):</text:span></text:p>
            <text:list text:style-name="L12">
              <text:list-item>
                <text:list>
                  <text:list-item>
                    <text:p text:style-name="P10"><text:span text:style-name="T15">nombre de points de calcul</text:span></text:p>
                  </text:list-item>
                  <text:list-item>
                    <text:p text:style-name="P10"><text:span text:style-name="T15">taille du stockage</text:span></text:p>
                  </text:list-item>
                  <text:list-item>
                    <text:p text:style-name="P10"><text:span text:style-name="T15">comparaison des précision</text:span></text:p>
                  </text:list-item>
                  <text:list-item>
                    <text:p text:style-name="P10"><text:span text:style-name="T15">vitesse de convergence avec/sans adaptivité</text:span></text:p>
                  </text:list-item>
                  <text:list-item>
                    <text:p text:style-name="P10"><text:span text:style-name="T15">visualisation de la discrét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17" draw:style-name="gr2" draw:layer="layout" svg:width="16.933cm" svg:height="9.524cm" svg:x="1.059cm" svg:y="1.905cm" draw:page-number="11" presentation:class="page"/>
          <draw:frame draw:name="Shape 2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ubtitle">
        <draw:frame draw:name="Shape 227" presentation:style-name="pr7" draw:text-style-name="P14" draw:layer="layout" svg:width="14.499cm" svg:height="3.221cm" svg:x="2.857cm" svg:y="6.515cm" presentation:class="title" presentation:user-transformed="true">
          <draw:text-box>
            <text:p text:style-name="P1"><text:span text:style-name="T13">4.</text:span><text:span text:style-name="T13"><text:line-break/></text:span><text:span text:style-name="T13">Conclusion</text:span></text:p>
          </draw:text-box>
        </draw:frame>
        <draw:frame draw:name="Shape 228" presentation:style-name="pr8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presentation:notes draw:style-name="dp2">
          <draw:page-thumbnail draw:name="Shape 224" draw:style-name="gr2" draw:layer="layout" svg:width="16.933cm" svg:height="9.524cm" svg:x="1.059cm" svg:y="1.905cm" draw:page-number="12" presentation:class="page"/>
          <draw:frame draw:name="Shape 22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Quote">
        <draw:custom-shape draw:name="Shape 233" draw:style-name="gr4" draw:text-style-name="P3" draw:layer="layout" svg:width="8.332cm" svg:height="8.332cm" svg:x="9.339cm" svg:y="3.228cm">
          <text:p text:style-name="P17"><text:span text:style-name="T15">FIG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0" draw:style-name="gr2" draw:layer="layout" svg:width="16.933cm" svg:height="9.524cm" svg:x="1.059cm" svg:y="1.905cm" draw:page-number="13" presentation:class="page"/>
          <draw:frame draw:name="Shape 231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_20_inverted">
        <draw:frame draw:name="Shape 238" presentation:style-name="pr11" draw:text-style-name="P13" draw:layer="layout" svg:width="1.652cm" svg:height="2.032cm" svg:x="0cm" svg:y="0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Shape 239" presentation:style-name="pr12" draw:text-style-name="P5" draw:layer="layout" svg:width="18.534cm" svg:height="3.221cm" svg:x="2.87cm" svg:y="4.398cm" presentation:class="title" presentation:user-transformed="true">
          <draw:text-box>
            <text:p text:style-name="P1"><text:span text:style-name="T16">Merci de votre attention!</text:span></text:p>
          </draw:text-box>
        </draw:frame>
        <draw:frame draw:name="Shape 240" presentation:style-name="pr13" draw:text-style-name="P18" draw:layer="layout" svg:width="19.957cm" svg:height="2.181cm" svg:x="2.87cm" svg:y="8.712cm" presentation:class="subtitle" presentation:user-transformed="true">
          <draw:text-box>
            <text:p text:style-name="P1"><text:span text:style-name="T17">Questions?</text:span></text:p>
            <text:p text:style-name="P1"><text:span text:style-name="T17"/></text:p>
          </draw:text-box>
        </draw:frame>
        <presentation:notes draw:style-name="dp2">
          <draw:page-thumbnail draw:name="Shape 235" draw:style-name="gr2" draw:layer="layout" svg:width="16.933cm" svg:height="9.524cm" svg:x="1.059cm" svg:y="1.905cm" draw:page-number="14" presentation:class="page"/>
          <draw:frame draw:name="Shape 236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osis" svg:font-family="Dosis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Dosis1" svg:font-family="Dosis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500000002D06D78DBF3F98FE43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2222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ffffff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8700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inverted-background" style:display-name="Blank inverted-background" style:family="presentation">
      <style:graphic-properties draw:stroke="none" draw:fill="solid" draw:fill-color="#222222"/>
      <style:text-properties style:letter-kerning="true"/>
    </style:style>
    <style:style style:name="Blank_20_inverted-backgroundobjects" style:display-name="Blank i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inverted-notes" style:display-name="Blank invert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inverted-outline1" style:display-name="Blank inverted-outline1" style:family="presentation">
      <style:graphic-properties draw:stroke="none" draw:fill="none" draw:auto-grow-height="false" draw:fit-to-size="shrink-to-fit">
        <text:list-style style:name="Blank_20_inverted-outline1" style:display-name="Blank i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inverted-outline2" style:display-name="Blank inverted-outline2" style:family="presentation" style:parent-style-name="Blank_20_invert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inverted-outline3" style:display-name="Blank inverted-outline3" style:family="presentation" style:parent-style-name="Blank_20_invert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inverted-outline4" style:display-name="Blank inverted-outline4" style:family="presentation" style:parent-style-name="Blank_20_invert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inverted-outline5" style:display-name="Blank inverted-outline5" style:family="presentation" style:parent-style-name="Blank_20_inverted-outline4">
      <style:paragraph-properties fo:margin-top="0.1cm" fo:margin-bottom="0cm"/>
      <style:text-properties fo:font-size="20pt" style:font-size-asian="20pt" style:font-size-complex="20pt"/>
    </style:style>
    <style:style style:name="Blank_20_inverted-outline6" style:display-name="Blank inverted-outline6" style:family="presentation" style:parent-style-name="Blank_20_inverted-outline5">
      <style:paragraph-properties fo:margin-top="0.1cm" fo:margin-bottom="0cm"/>
      <style:text-properties fo:font-size="20pt" style:font-size-asian="20pt" style:font-size-complex="20pt"/>
    </style:style>
    <style:style style:name="Blank_20_inverted-outline7" style:display-name="Blank inverted-outline7" style:family="presentation" style:parent-style-name="Blank_20_inverted-outline6">
      <style:paragraph-properties fo:margin-top="0.1cm" fo:margin-bottom="0cm"/>
      <style:text-properties fo:font-size="20pt" style:font-size-asian="20pt" style:font-size-complex="20pt"/>
    </style:style>
    <style:style style:name="Blank_20_inverted-outline8" style:display-name="Blank inverted-outline8" style:family="presentation" style:parent-style-name="Blank_20_inverted-outline7">
      <style:paragraph-properties fo:margin-top="0.1cm" fo:margin-bottom="0cm"/>
      <style:text-properties fo:font-size="20pt" style:font-size-asian="20pt" style:font-size-complex="20pt"/>
    </style:style>
    <style:style style:name="Blank_20_inverted-outline9" style:display-name="Blank inverted-outline9" style:family="presentation" style:parent-style-name="Blank_20_inverted-outline8">
      <style:paragraph-properties fo:margin-top="0.1cm" fo:margin-bottom="0cm"/>
      <style:text-properties fo:font-size="20pt" style:font-size-asian="20pt" style:font-size-complex="20pt"/>
    </style:style>
    <style:style style:name="Blank_20_inverted-subtitle" style:display-name="Blank inverted-subtitle" style:family="presentation">
      <style:graphic-properties draw:stroke="none" draw:fill="none" draw:textarea-vertical-align="middle">
        <text:list-style style:name="Blank_20_inverted-subtitle" style:display-name="Blank i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inverted-title" style:display-name="Blank inverted-title" style:family="presentation">
      <style:graphic-properties draw:stroke="none" draw:fill="none" draw:textarea-vertical-align="middle">
        <text:list-style style:name="Blank_20_inverted-title" style:display-name="Blank i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2222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f87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22222" draw:opacity="65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8700" draw:opacity="86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opacity="1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3f3f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22222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87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fffff" draw:opacity="1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3333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b__20_2_20_column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_2b__20_2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2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_20_inverted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_20_inverted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_20_inverte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22222" draw:opacity="65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8700" draw:opacity="86%"/>
      <style:paragraph-properties fo:text-align="start"/>
      <style:text-properties fo:font-size="18pt"/>
    </style:style>
    <style:style style:name="MP7" style:family="paragraph">
      <loext:graphic-properties draw:fill="solid" draw:fill-color="#ffffff" draw:opacity="18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10" style:family="paragraph">
      <loext:graphic-properties draw:fill="solid" draw:fill-color="#f3f3f3"/>
      <style:paragraph-properties fo:text-align="start"/>
      <style:text-properties fo:font-size="18pt"/>
    </style:style>
    <style:style style:name="MP11" style:family="paragraph">
      <loext:graphic-properties draw:fill="solid" draw:fill-color="#22222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ff8700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8%"/>
      <style:paragraph-properties fo:text-align="start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0" style:family="paragraph">
      <loext:graphic-properties draw:fill="solid" draw:fill-color="#333333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Dosis" fo:font-size="150pt" fo:letter-spacing="normal" fo:font-style="normal" style:text-underline-style="none" fo:font-weight="normal" style:font-name-asian="Dosis" style:font-size-asian="150pt" style:font-style-asian="normal" style:font-weight-asian="normal" style:font-name-complex="Dosis" style:font-size-complex="1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55" draw:style-name="Mgr3" draw:text-style-name="MP5" draw:layer="backgroundobjects" svg:width="25.399cm" svg:height="14.287cm" svg:x="-0.031cm" svg:y="-0.031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6" draw:style-name="Mgr4" draw:text-style-name="MP6" draw:layer="backgroundobjects" svg:width="11.429cm" svg:height="14.498cm" svg:x="14.129cm" svg:y="-0.106cm">
        <text:p/>
        <draw:enhanced-geometry draw:mirror-horizontal="false" draw:mirror-vertical="false" drawooo:sub-view-size="164592 208788" svg:viewBox="0 0 4114800 5219700" draw:type="ooxml-non-primitive" draw:enhanced-path="M 0 1524 L 107442 208788 164592 208788 164592 0 Z N"/>
      </draw:custom-shape>
      <draw:custom-shape draw:name="Shape 57" draw:style-name="Mgr5" draw:text-style-name="MP7" draw:layer="backgroundobjects" svg:width="22.7cm" svg:height="2.08cm" svg:x="-1.164cm" svg:y="12.207cm">
        <text:p/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58" draw:style-name="Mgr6" draw:text-style-name="MP8" draw:layer="backgroundobjects" svg:width="23.248cm" svg:height="0.632cm" svg:x="2.857cm" svg:y="11.573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Shape 59" presentation:style-name="Mpr1" draw:text-style-name="MP9" draw:layer="backgroundobjects" svg:width="14.551cm" svg:height="11.166cm" svg:x="2.857cm" svg:y="0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2_20_columns" style:display-name="Title + 2 columns" style:page-layout-name="PM1" draw:style-name="Mdp2">
      <draw:custom-shape draw:name="Shape 86" draw:style-name="Mgr7" draw:text-style-name="MP10" draw:layer="backgroundobjects" svg:width="9.201cm" svg:height="14.484cm" svg:x="-0.153cm" svg:y="-0.106cm">
        <text:p/>
        <draw:enhanced-geometry draw:mirror-horizontal="false" draw:mirror-vertical="false" drawooo:sub-view-size="132505 208586" svg:viewBox="0 0 3312625 5214650" draw:type="ooxml-non-primitive" draw:enhanced-path="M 132505 207264 L 25063 0 0 202 1322 208586 Z N"/>
      </draw:custom-shape>
      <draw:custom-shape draw:name="Shape 87" draw:style-name="Mgr8" draw:text-style-name="MP11" draw:layer="backgroundobjects" svg:width="4.886cm" svg:height="2.08cm" svg:x="-2.51cm" svg:y="-0.049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88" draw:style-name="Mgr9" draw:text-style-name="MP12" draw:layer="backgroundobjects" svg:width="1.439cm" svg:height="2.08cm" svg:x="1.309cm" svg:y="-0.026cm">
        <text:p><text:span text:style-name="MT1"/></text:p>
        <draw:enhanced-geometry draw:mirror-horizontal="true" draw:mirror-vertical="false" draw:text-areas="?f13 ?f14 ?f15 ?f16" svg:viewBox="0 0 0 0" draw:type="ooxml-parallelogram" draw:modifiers="750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89" draw:style-name="Mgr8" draw:text-style-name="MP11" draw:layer="backgroundobjects" svg:width="20.848cm" svg:height="2.08cm" svg:x="2.064cm" svg:y="0.758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90" draw:style-name="Mgr9" draw:text-style-name="MP12" draw:layer="backgroundobjects" svg:width="4.886cm" svg:height="2.08cm" svg:x="21.838cm" svg:y="0.758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91" draw:style-name="Mgr9" draw:text-style-name="MP12" draw:layer="backgroundobjects" svg:width="23.248cm" svg:height="0.632cm" svg:x="2.751cm" svg:y="13.683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Shape 92" presentation:style-name="Mpr4" draw:text-style-name="MP13" draw:layer="backgroundobjects" svg:width="21.039cm" svg:height="2.08cm" svg:x="3.059cm" svg:y="0.758cm" presentation:class="title" presentation:user-transformed="true">
        <draw:text-box>
          <text:p/>
        </draw:text-box>
      </draw:frame>
      <draw:frame draw:name="Shape 93" presentation:style-name="Title_20__2b__20_2_20_columns-outline1" draw:layer="backgroundobjects" svg:width="10.227cm" svg:height="9.827cm" svg:x="3.059cm" svg:y="3.643cm" presentation:class="outline" presentation:placeholder="true" presentation:user-transformed="true">
        <draw:text-box/>
      </draw:frame>
      <draw:frame draw:name="Shape 94" presentation:style-name="Title_20__2b__20_2_20_columns-outline1" draw:layer="backgroundobjects" svg:width="8.818cm" svg:height="3.89cm" svg:x="3.059cm" svg:y="6.861cm" presentation:class="outline" presentation:placeholder="true" presentation:user-transformed="true">
        <draw:text-box/>
      </draw:frame>
      <draw:frame draw:name="Shape 95" presentation:style-name="Mpr5" draw:text-style-name="MP15" draw:layer="backgroundobjects" svg:width="1.652cm" svg:height="2.032cm" svg:x="0cm" svg:y="0cm" presentation:class="page-number" presentation:user-transformed="true">
        <draw:text-box>
          <text:p text:style-name="MP14"><text:span text:style-name="MT1"><text:page-number>&lt;number&gt;</text:page-number></text:span></text:p>
        </draw:text-box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ubtitle" style:page-layout-name="PM1" draw:style-name="Mdp3">
      <draw:custom-shape draw:name="Shape 61" draw:style-name="Mgr10" draw:text-style-name="MP16" draw:layer="backgroundobjects" svg:width="11.429cm" svg:height="14.498cm" svg:x="14.129cm" svg:y="-0.106cm">
        <text:p/>
        <draw:enhanced-geometry draw:mirror-horizontal="false" draw:mirror-vertical="false" drawooo:sub-view-size="164592 208788" svg:viewBox="0 0 4114800 5219700" draw:type="ooxml-non-primitive" draw:enhanced-path="M 0 1524 L 107442 208788 164592 208788 164592 0 Z N"/>
      </draw:custom-shape>
      <draw:custom-shape draw:name="Shape 62" draw:style-name="Mgr6" draw:text-style-name="MP8" draw:layer="backgroundobjects" svg:width="22.7cm" svg:height="2.08cm" svg:x="-1.164cm" svg:y="12.207cm">
        <text:p/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63" draw:style-name="Mgr8" draw:text-style-name="MP11" draw:layer="backgroundobjects" svg:width="23.248cm" svg:height="0.632cm" svg:x="2.857cm" svg:y="11.573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Shape 64" presentation:style-name="Mpr8" draw:text-style-name="MP17" draw:layer="backgroundobjects" svg:width="14.499cm" svg:height="3.221cm" svg:x="2.857cm" svg:y="6.515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Quote" style:page-layout-name="PM1" draw:style-name="Mdp2">
      <draw:custom-shape draw:name="Shape 67" draw:style-name="Mgr7" draw:text-style-name="MP10" draw:layer="backgroundobjects" svg:width="11.498cm" svg:height="14.423cm" svg:x="-0.122cm" svg:y="-0.106cm">
        <text:p/>
        <draw:enhanced-geometry draw:mirror-horizontal="false" draw:mirror-vertical="false" drawooo:sub-view-size="165592 207705" svg:viewBox="0 0 4139800 5192625" draw:type="ooxml-non-primitive" draw:enhanced-path="M 165592 207264 L 58150 0 0 643 881 207705 Z N"/>
      </draw:custom-shape>
      <draw:custom-shape draw:name="Shape 68" draw:style-name="Mgr8" draw:text-style-name="MP11" draw:layer="backgroundobjects" svg:width="6.893cm" svg:height="2.08cm" svg:x="-1.801cm" svg:y="-0.041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Shape 69" presentation:style-name="Quote-outline1" draw:layer="backgroundobjects" svg:width="20.397cm" svg:height="9.367cm" svg:x="2.751cm" svg:y="2.839cm" presentation:class="outline" presentation:placeholder="true" presentation:user-transformed="true">
        <draw:text-box/>
      </draw:frame>
      <draw:custom-shape draw:name="Shape 70" draw:style-name="Mgr11" draw:text-style-name="MP19" draw:layer="backgroundobjects" svg:width="5.432cm" svg:height="1.815cm" svg:x="-0.337cm" svg:y="-0.755cm">
        <text:p text:style-name="MP18"><text:span text:style-name="MT2">“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1" draw:style-name="Mgr9" draw:text-style-name="MP12" draw:layer="backgroundobjects" svg:width="2.071cm" svg:height="2.08cm" svg:x="4.001cm" svg:y="-0.041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72" draw:style-name="Mgr9" draw:text-style-name="MP12" draw:layer="backgroundobjects" svg:width="7.343cm" svg:height="2.08cm" svg:x="19.324cm" svg:y="12.207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73" draw:style-name="Mgr11" draw:text-style-name="MP19" draw:layer="backgroundobjects" svg:width="6.072cm" svg:height="1.815cm" svg:x="19.326cm" svg:y="11.493cm">
        <text:p text:style-name="MP18"><text:span text:style-name="MT2">”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4" draw:style-name="Mgr8" draw:text-style-name="MP11" draw:layer="backgroundobjects" svg:width="2.071cm" svg:height="2.08cm" svg:x="18.405cm" svg:y="12.207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inverted" style:display-name="Blank inverted" style:page-layout-name="PM1" draw:style-name="Mdp1">
      <draw:custom-shape draw:name="Shape 141" draw:style-name="Mgr12" draw:text-style-name="MP20" draw:layer="backgroundobjects" svg:width="9.201cm" svg:height="14.484cm" svg:x="-0.153cm" svg:y="-0.106cm">
        <text:p/>
        <draw:enhanced-geometry draw:mirror-horizontal="false" draw:mirror-vertical="false" drawooo:sub-view-size="132505 208586" svg:viewBox="0 0 3312625 5214650" draw:type="ooxml-non-primitive" draw:enhanced-path="M 132505 207264 L 25063 0 0 202 1322 208586 Z N"/>
      </draw:custom-shape>
      <draw:custom-shape draw:name="Shape 142" draw:style-name="Mgr9" draw:text-style-name="MP12" draw:layer="backgroundobjects" svg:width="4.886cm" svg:height="2.08cm" svg:x="-2.51cm" svg:y="-0.049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143" draw:style-name="Mgr6" draw:text-style-name="MP8" draw:layer="backgroundobjects" svg:width="1.439cm" svg:height="2.08cm" svg:x="1.309cm" svg:y="-0.026cm">
        <text:p><text:span text:style-name="MT1"/></text:p>
        <draw:enhanced-geometry draw:mirror-horizontal="true" draw:mirror-vertical="false" draw:text-areas="?f13 ?f14 ?f15 ?f16" svg:viewBox="0 0 0 0" draw:type="ooxml-parallelogram" draw:modifiers="750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Shape 144" draw:style-name="Mgr9" draw:text-style-name="MP12" draw:layer="backgroundobjects" svg:width="23.248cm" svg:height="0.632cm" svg:x="2.751cm" svg:y="13.683cm">
        <text:p><text:span text:style-name="MT1"/></text:p>
        <draw:enhanced-geometry draw:mirror-horizontal="true" draw:mirror-vertical="false" draw:text-areas="?f13 ?f14 ?f15 ?f16" svg:viewBox="0 0 0 0" draw:type="ooxml-parallelogram" draw:modifiers="51542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Shape 145" presentation:style-name="Mpr13" draw:text-style-name="MP15" draw:layer="backgroundobjects" svg:width="1.652cm" svg:height="2.032cm" svg:x="0cm" svg:y="0cm" presentation:class="page-number" presentation:user-transformed="true">
        <draw:text-box>
          <text:p text:style-name="MP14"><text:span text:style-name="MT1"><text:page-number>&lt;number&gt;</text:page-number></text:span></text:p>
        </draw:text-box>
      </draw:frame>
      <presentation:notes style:page-layout-name="PM2">
        <draw:page-thumbnail presentation:style-name="Blank_20_inverted-title" draw:layer="backgroundobjects" svg:width="16.931cm" svg:height="9.524cm" svg:x="1.059cm" svg:y="1.93cm" presentation:class="page"/>
        <draw:frame presentation:style-name="Blank_20_inverted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2"/>
    <meta:generator>LibreOfficeDev/5.1.0.3$Linux_X86_64 LibreOffice_project/</meta:generator>
  </office:meta>
</office:document-meta>
</file>